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542cm" fo:min-width="3.02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78cm" fo:min-width="3.022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9.114cm" fo:min-width="3.022cm" fo:padding-top="0.142cm" fo:padding-bottom="0.142cm" fo:padding-left="0.267cm" fo:padding-right="0.267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0.025cm" fo:min-width="3.267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158cm" fo:min-width="3.267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936cm" fo:min-width="4.797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556cm" svg:height="4.826cm" svg:x="3.488cm" svg:y="5.244cm">
          <text:p text:style-name="P1"><text:span text:style-name="T1">id</text:span></text:p>
          <text:p text:style-name="P1"><text:span text:style-name="T1">name</text:span></text:p>
          <text:p text:style-name="P1"><text:span text:style-name="T1">title</text:span></text:p>
          <text:p text:style-name="P1"><text:span text:style-name="T1">description</text:span></text:p>
          <text:p text:style-name="P1"><text:span text:style-name="T1">image</text:span></text:p>
          <text:p text:style-name="P1"><text:span text:style-name="T1">is_active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4.064cm" svg:x="16.256cm" svg:y="5.842cm">
          <text:p text:style-name="P1"><text:span text:style-name="T1">id</text:span></text:p>
          <text:p text:style-name="P1"><text:span text:style-name="T1">name <text:s/></text:span></text:p>
          <text:p text:style-name="P1"><text:span text:style-name="T1">is_active</text:span></text:p>
          <text:p text:style-name="P1"><text:span text:style-name="T1">section_id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556cm" svg:height="0.806cm" svg:x="3.488cm" svg:y="4.228cm">
          <draw:text-box>
            <text:p><text:span text:style-name="T2">departments</text:span></text:p>
          </draw:text-box>
        </draw:frame>
        <draw:custom-shape draw:style-name="gr1" draw:text-style-name="P2" draw:layer="layout" svg:width="3.556cm" svg:height="4.826cm" svg:x="9.33cm" svg:y="5.498cm">
          <text:p text:style-name="P1"><text:span text:style-name="T1">id</text:span></text:p>
          <text:p text:style-name="P1"><text:span text:style-name="T1">name</text:span></text:p>
          <text:p text:style-name="P1"><text:span text:style-name="T1">department_id</text:span></text:p>
          <text:p text:style-name="P1"><text:span text:style-name="T1">is_active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9.838cm" svg:y="4.692cm">
          <draw:text-box>
            <text:p><text:span text:style-name="T2">sections</text:span></text:p>
          </draw:text-box>
        </draw:frame>
        <draw:line draw:style-name="gr4" draw:text-style-name="P4" draw:layer="layout" svg:x1="7.044cm" svg:y1="7.276cm" svg:x2="9.33cm" svg:y2="7.276cm">
          <text:p/>
        </draw:line>
        <draw:frame draw:style-name="gr5" draw:text-style-name="P5" draw:layer="layout" svg:width="1.016cm" svg:height="0.962cm" svg:x="7.044cm" svg:y="6.514cm">
          <draw:text-box>
            <text:p><text:span text:style-name="T3">1</text:span></text:p>
          </draw:text-box>
        </draw:frame>
        <draw:frame draw:style-name="gr5" draw:text-style-name="P5" draw:layer="layout" svg:width="1.016cm" svg:height="0.962cm" svg:x="13.14cm" svg:y="6.314cm">
          <draw:text-box>
            <text:p><text:span text:style-name="T3">1</text:span></text:p>
          </draw:text-box>
        </draw:frame>
        <draw:frame draw:style-name="gr3" draw:text-style-name="P3" draw:layer="layout" svg:width="3.556cm" svg:height="0.806cm" svg:x="16.764cm" svg:y="4.782cm">
          <draw:text-box>
            <text:p><text:span text:style-name="T2">category</text:span></text:p>
          </draw:text-box>
        </draw:frame>
        <draw:custom-shape draw:style-name="gr6" draw:text-style-name="P2" draw:layer="layout" svg:width="3.556cm" svg:height="9.398cm" svg:x="22.352cm" svg:y="4.572cm">
          <text:p text:style-name="P1"><text:span text:style-name="T1">id</text:span></text:p>
          <text:p text:style-name="P1"><text:span text:style-name="T1">name</text:span></text:p>
          <text:p><text:span text:style-name="T1"><text:s text:c="3"/></text:span><text:span text:style-name="T1">description</text:span></text:p>
          <text:p><text:span text:style-name="T1"><text:s text:c="7"/></text:span><text:span text:style-name="T1">code</text:span></text:p>
          <text:p text:style-name="P1"><text:span text:style-name="T1">Image1</text:span></text:p>
          <text:p text:style-name="P1"><text:span text:style-name="T1">Image2</text:span></text:p>
          <text:p text:style-name="P1"><text:span text:style-name="T1">image3</text:span></text:p>
          <text:p text:style-name="P1"><text:span text:style-name="T1">brand</text:span></text:p>
          <text:p text:style-name="P1"><text:span text:style-name="T1">model</text:span></text:p>
          <text:p text:style-name="P1"><text:span text:style-name="T1">size</text:span></text:p>
          <text:p text:style-name="P1"><text:span text:style-name="T1">use</text:span></text:p>
          <text:p text:style-name="P1"><text:span text:style-name="T1">is_active</text:span></text:p>
          <text:p text:style-name="P1"><text:span text:style-name="T1">price</text:span></text:p>
          <text:p text:style-name="P1"><text:span text:style-name="T1">stock</text:span></text:p>
          <text:p text:style-name="P1"><text:span text:style-name="T1">bargain</text:span></text:p>
          <text:p text:style-name="P1"><text:span text:style-name="T1">new_collection</text:span></text:p>
          <text:p text:style-name="P1"><text:span text:style-name="T1">category_id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556cm" svg:height="0.806cm" svg:x="22.86cm" svg:y="3.766cm">
          <draw:text-box>
            <text:p><text:span text:style-name="T2">articles</text:span></text:p>
          </draw:text-box>
        </draw:frame>
        <draw:line draw:style-name="gr4" draw:text-style-name="P4" draw:layer="layout" svg:x1="12.954cm" svg:y1="7.366cm" svg:x2="16.324cm" svg:y2="7.366cm">
          <text:p/>
        </draw:line>
        <draw:line draw:style-name="gr4" draw:text-style-name="P4" draw:layer="layout" svg:x1="19.812cm" svg:y1="7.366cm" svg:x2="22.352cm" svg:y2="7.366cm">
          <text:p/>
        </draw:line>
        <draw:frame draw:style-name="gr5" draw:text-style-name="P5" draw:layer="layout" svg:width="1.016cm" svg:height="0.962cm" svg:x="19.812cm" svg:y="6.35cm">
          <draw:text-box>
            <text:p><text:span text:style-name="T3">1</text:span></text:p>
          </draw:text-box>
        </draw:frame>
        <draw:frame draw:style-name="gr5" draw:text-style-name="P5" draw:layer="layout" svg:width="1.016cm" svg:height="0.962cm" svg:x="8.382cm" svg:y="6.314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15.24cm" svg:y="6.35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21.336cm" svg:y="6.35cm">
          <draw:text-box>
            <text:p><text:span text:style-name="T3">N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8" draw:text-style-name="P2" draw:layer="layout" svg:width="3.801cm" svg:height="10.309cm" draw:transform="skewX (0.00436332312998582) translate (13.217cm 2.899cm)">
          <text:p text:style-name="P1"><text:span text:style-name="T1">id</text:span></text:p>
          <text:p text:style-name="P1"><text:span text:style-name="T1">name</text:span></text:p>
          <text:p text:style-name="P1"><text:span text:style-name="T1">lastname</text:span></text:p>
          <text:p text:style-name="P1"><text:span text:style-name="T1">password</text:span></text:p>
          <text:p text:style-name="P1"><text:span text:style-name="T1">role_id</text:span></text:p>
          <text:p text:style-name="P1"><text:span text:style-name="T1">id_type</text:span></text:p>
          <text:p text:style-name="P1"><text:span text:style-name="T1">id_number</text:span></text:p>
          <text:p text:style-name="P1"><text:span text:style-name="T1">email</text:span></text:p>
          <text:p text:style-name="P1"><text:span text:style-name="T1">email_verified_at</text:span></text:p>
          <text:p text:style-name="P1"><text:span text:style-name="T1">mobil_phone_code</text:span></text:p>
          <text:p text:style-name="P1"><text:span text:style-name="T1">mobil_phone</text:span></text:p>
          <text:p text:style-name="P1"><text:span text:style-name="T1">area_code</text:span></text:p>
          <text:p text:style-name="P1"><text:span text:style-name="T1">phone_number</text:span></text:p>
          <text:p text:style-name="P1"><text:span text:style-name="T1">address1</text:span></text:p>
          <text:p text:style-name="P1"><text:span text:style-name="T1">address2</text:span></text:p>
          <text:p text:style-name="P1"><text:span text:style-name="T1">city</text:span></text:p>
          <text:p text:style-name="P1"><text:span text:style-name="T1">state</text:span></text:p>
          <text:p text:style-name="P1"><text:span text:style-name="T1">zip_code</text:span></text:p>
          <text:p text:style-name="P1"><text:span text:style-name="T1">Timestamp</text:span></text:p>
          <text:p text:style-name="P1"><text:span text:style-name="T1">remenberToken</text:span></text:p>
          <text:p text:style-name="P1"><text:span text:style-name="T1">softDelet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14.233cm" svg:y="2.032cm">
          <draw:text-box>
            <text:p><text:span text:style-name="T2">user</text:span></text:p>
          </draw:text-box>
        </draw:frame>
        <draw:custom-shape draw:style-name="gr1" draw:text-style-name="P2" draw:layer="layout" svg:width="3.556cm" svg:height="4.826cm" svg:x="5.334cm" svg:y="5.253cm">
          <text:p text:style-name="P1"><text:span text:style-name="T1">id</text:span></text:p>
          <text:p text:style-name="P1"><text:span text:style-name="T1"/></text:p>
          <text:p text:style-name="P1"><text:span text:style-name="T1"/></text:p>
          <text:p text:style-name="P1"><text:span text:style-name="T1">role_name</text:span></text:p>
          <text:p text:style-name="P1"><text:span text:style-name="T1">timestamp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5.842cm" svg:y="4.447cm">
          <draw:text-box>
            <text:p><text:span text:style-name="T2">role</text:span></text:p>
          </draw:text-box>
        </draw:frame>
        <draw:line draw:style-name="gr4" draw:text-style-name="P4" draw:layer="layout" svg:x1="8.89cm" svg:y1="7.112cm" svg:x2="13.217cm" svg:y2="7.112cm">
          <text:p/>
        </draw:line>
        <draw:frame draw:style-name="gr5" draw:text-style-name="P5" draw:layer="layout" svg:width="1.016cm" svg:height="0.962cm" svg:x="12.201cm" svg:y="6.15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9.153cm" svg:y="6.15cm">
          <draw:text-box>
            <text:p><text:span text:style-name="T3">1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9" draw:text-style-name="P2" draw:layer="layout" svg:width="3.801cm" svg:height="3.442cm" draw:transform="skewX (0.00436332312998582) translate (5.612cm 3.407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>Title</text:span></text:p>
          <text:p text:style-name="P1"><text:span text:style-name="T1">Description</text:span></text:p>
          <text:p text:style-name="P1"><text:span text:style-name="T1">Httpurl</text:span></text:p>
          <text:p text:style-name="P1"><text:span text:style-name="T1">image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6.111cm" svg:y="2.487cm">
          <draw:text-box>
            <text:p><text:span text:style-name="T2">advertising</text:span></text:p>
          </draw:text-box>
        </draw:frame>
        <draw:custom-shape draw:style-name="gr10" draw:text-style-name="P2" draw:layer="layout" svg:width="5.331cm" svg:height="5.22cm" draw:transform="skewX (0.00436332312998582) translate (5.603cm 3.416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>Class</text:span></text:p>
          <text:p text:style-name="P1"><text:span text:style-name="T1">main_image</text:span></text:p>
          <text:p text:style-name="P1"><text:span text:style-name="T1">bargain_header</text:span></text:p>
          <text:p text:style-name="P1"><text:span text:style-name="T1">new_collection_header</text:span></text:p>
          <text:p text:style-name="P1"><text:span text:style-name="T1">image_advertising</text:span></text:p>
          <text:p text:style-name="P1"><text:span text:style-name="T1">text_advertising</text:span></text:p>
          <text:p text:style-name="P1"><text:span text:style-name="T1">url_advertising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6.102cm" svg:y="2.496cm">
          <draw:text-box>
            <text:p><text:span text:style-name="T2">advertising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2T10:22:26.498354657</meta:creation-date>
    <dc:date>2020-05-08T10:09:34.401705993</dc:date>
    <meta:editing-duration>PT13H32M34S</meta:editing-duration>
    <meta:editing-cycles>25</meta:editing-cycles>
    <meta:generator>LibreOffice/6.0.7.3$Linux_X86_64 LibreOffice_project/00m0$Build-3</meta:generator>
    <meta:document-statistic meta:object-count="55"/>
  </office:meta>
</office:document-meta>
</file>